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bitstream vera sans" svg:font-family="'bitstream vera sans', sans-serif"/>
  </office:font-face-decls>
  <office:automatic-styles>
    <style:style style:name="Tabela1" style:family="table">
      <style:table-properties style:width="15cm" table:align="margins" style:writing-mode="lr-tb"/>
    </style:style>
    <style:style style:name="Tabela1.A" style:family="table-column">
      <style:table-column-properties style:column-width="3.75cm" style:rel-column-width="1638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5cm" table:align="margins" style:writing-mode="lr-tb"/>
    </style:style>
    <style:style style:name="Tabela2.A" style:family="table-column">
      <style:table-column-properties style:column-width="3.75cm" style:rel-column-width="16383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6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font-weight="bold" officeooo:paragraph-rsid="00316d05" style:font-size-asian="12pt" style:font-weight-asian="bold" style:font-name-complex="Times New Roman1" style:font-size-complex="12pt"/>
    </style:style>
    <style:style style:name="P8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font-weight="bold" officeooo:paragraph-rsid="003206ad" style:font-size-asian="12pt" style:font-weight-asian="bold" style:font-name-complex="Times New Roman1" style:font-size-complex="12pt"/>
    </style:style>
    <style:style style:name="P9" style:family="paragraph" style:parent-style-name="List_20_Paragraph" style:list-style-name="WWNum1">
      <style:paragraph-properties fo:text-align="justify" style:justify-single-word="false"/>
      <style:text-properties style:font-name="Times New Roman" fo:font-size="12pt" fo:font-weight="bold" officeooo:paragraph-rsid="00328fe1" style:font-size-asian="12pt" style:font-weight-asian="bold" style:font-name-complex="Times New Roman1" style:font-size-complex="12pt"/>
    </style:style>
    <style:style style:name="P10" style:family="paragraph" style:parent-style-name="List_20_Paragraph">
      <style:paragraph-properties fo:text-align="justify" style:justify-single-word="false"/>
      <style:text-properties style:font-name="Times New Roman" fo:font-size="12pt" fo:font-weight="bold" officeooo:paragraph-rsid="00328fe1" style:font-size-asian="12pt" style:font-weight-asian="bold" style:font-name-complex="Times New Roman1" style:font-size-complex="12pt"/>
    </style:style>
    <style:style style:name="P11" style:family="paragraph" style:parent-style-name="List_20_Paragraph">
      <style:paragraph-properties fo:text-align="justify" style:justify-single-word="false"/>
      <style:text-properties style:font-name="Times New Roman" fo:font-size="12pt" fo:font-weight="normal" officeooo:rsid="00328fe1" officeooo:paragraph-rsid="00328fe1" style:font-size-asian="12pt" style:font-weight-asian="normal" style:font-name-complex="Times New Roman1" style:font-size-complex="12pt" style:font-weight-complex="normal"/>
    </style:style>
    <style:style style:name="P12" style:family="paragraph" style:parent-style-name="List_20_Paragraph">
      <style:paragraph-properties fo:text-align="justify" style:justify-single-word="false"/>
      <style:text-properties style:font-name="Times New Roman" fo:font-size="12pt" fo:font-weight="normal" officeooo:rsid="00328fe1" officeooo:paragraph-rsid="0037892f" style:font-size-asian="12pt" style:font-weight-asian="normal" style:font-name-complex="Times New Roman1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2pt" fo:font-style="italic" officeooo:rsid="00193bf4" officeooo:paragraph-rsid="00193bf4" style:font-size-asian="12pt" style:font-style-asian="italic" style:font-name-complex="Times New Roman1" style:font-size-complex="12pt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style:font-name="Times New Roman" fo:font-size="12pt" style:font-size-asian="12pt" style:font-name-complex="Times New Roman1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2pt" style:font-size-asian="12pt" style:font-name-complex="Times New Roman1" style:font-size-complex="12pt"/>
    </style:style>
    <style:style style:name="P1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2pt" officeooo:paragraph-rsid="0037892f" style:font-size-asian="12pt" style:font-name-complex="Times New Roman1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margin-left="0cm" fo:margin-right="0cm" fo:margin-top="0cm" fo:margin-bottom="0.282cm" style:contextual-spacing="false" fo:text-align="justify" style:justify-single-word="false" fo:text-indent="0cm" style:auto-text-indent="false"/>
      <style:text-properties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margin-left="0cm" fo:margin-right="0cm" fo:margin-top="0cm" fo:margin-bottom="0.282cm" style:contextual-spacing="false" fo:text-align="start" style:justify-single-word="false" fo:text-indent="0.635cm" style:auto-text-indent="false"/>
      <style:text-properties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margin-left="0cm" fo:margin-right="0cm" fo:margin-top="0cm" fo:margin-bottom="0.282cm" style:contextual-spacing="false" fo:text-align="start" style:justify-single-word="false" fo:text-indent="0cm" style:auto-text-indent="false"/>
      <style:text-properties style:font-name="Times New Roman" fo:font-size="12pt" officeooo:paragraph-rsid="00344a4a" style:font-size-asian="12pt" style:font-name-complex="Times New Roman1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rsid="004df206" officeooo:paragraph-rsid="004df206" style:font-size-asian="12pt" style:font-name-complex="Times New Roman1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Times New Roman" fo:font-size="12pt" officeooo:rsid="004f265f" officeooo:paragraph-rsid="004f265f" style:font-size-asian="12pt" style:font-name-complex="Times New Roman1" style:font-size-complex="12pt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rsid="001b7d7c" officeooo:paragraph-rsid="00261b55"/>
    </style:style>
    <style:style style:name="P2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rsid="001b7d7c" officeooo:paragraph-rsid="00261b55"/>
    </style:style>
    <style:style style:name="P26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paragraph-rsid="002e031e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3206ad"/>
    </style:style>
    <style:style style:name="P29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officeooo:rsid="003206ad" officeooo:paragraph-rsid="003206a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3206ad" officeooo:paragraph-rsid="003301a1"/>
    </style:style>
    <style:style style:name="P31" style:family="paragraph" style:parent-style-name="Standard">
      <style:paragraph-properties fo:margin-left="0cm" fo:margin-right="0cm" fo:text-align="center" style:justify-single-word="false" fo:text-indent="0.635cm" style:auto-text-indent="false"/>
      <style:text-properties officeooo:rsid="003206ad" officeooo:paragraph-rsid="003301a1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paragraph-rsid="0037892f"/>
    </style:style>
    <style:style style:name="P34" style:family="paragraph" style:parent-style-name="Table_20_Contents">
      <style:paragraph-properties fo:text-align="center" style:justify-single-word="false"/>
      <style:text-properties officeooo:rsid="00328fe1" officeooo:paragraph-rsid="00328fe1"/>
    </style:style>
    <style:style style:name="P35" style:family="paragraph" style:parent-style-name="Table_20_Contents">
      <style:paragraph-properties fo:text-align="center" style:justify-single-word="false"/>
      <style:text-properties officeooo:rsid="00328fe1" officeooo:paragraph-rsid="0037892f"/>
    </style:style>
    <style:style style:name="P36" style:family="paragraph" style:parent-style-name="Table_20_Contents">
      <style:paragraph-properties fo:text-align="center" style:justify-single-word="false"/>
      <style:text-properties officeooo:rsid="00377d36" officeooo:paragraph-rsid="00377d36"/>
    </style:style>
    <style:style style:name="P37" style:family="paragraph" style:parent-style-name="Table_20_Contents">
      <style:paragraph-properties fo:text-align="center" style:justify-single-word="false"/>
      <style:text-properties officeooo:rsid="00377d36" officeooo:paragraph-rsid="0037892f"/>
    </style:style>
    <style:style style:name="P38" style:family="paragraph" style:parent-style-name="Table_20_Contents">
      <style:paragraph-properties fo:text-align="center" style:justify-single-word="false"/>
      <style:text-properties officeooo:rsid="003bf605" officeooo:paragraph-rsid="003bf605"/>
    </style:style>
    <style:style style:name="P39" style:family="paragraph" style:parent-style-name="Table_20_Contents">
      <style:paragraph-properties fo:text-align="center" style:justify-single-word="false"/>
      <style:text-properties officeooo:rsid="003bf605" officeooo:paragraph-rsid="003e3cc4"/>
    </style:style>
    <style:style style:name="P40" style:family="paragraph" style:parent-style-name="Table_20_Contents">
      <style:paragraph-properties fo:text-align="center" style:justify-single-word="false"/>
      <style:text-properties officeooo:rsid="003db5cd" officeooo:paragraph-rsid="003db5cd"/>
    </style:style>
    <style:style style:name="P41" style:family="paragraph" style:parent-style-name="Table_20_Contents">
      <style:paragraph-properties fo:text-align="center" style:justify-single-word="false"/>
      <style:text-properties officeooo:rsid="003e3cc4" officeooo:paragraph-rsid="003e3cc4"/>
    </style:style>
    <style:style style:name="P42" style:family="paragraph" style:parent-style-name="Table_20_Contents">
      <style:paragraph-properties fo:text-align="center" style:justify-single-word="false"/>
      <style:text-properties officeooo:rsid="00421e81" officeooo:paragraph-rsid="00421e81"/>
    </style:style>
    <style:style style:name="P43" style:family="paragraph" style:parent-style-name="Table_20_Contents">
      <style:paragraph-properties fo:text-align="center" style:justify-single-word="false"/>
      <style:text-properties officeooo:rsid="004bb5ec" officeooo:paragraph-rsid="004bb5ec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officeooo:rsid="00193bf4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4" style:family="text">
      <style:text-properties style:font-name="Times New Roman" fo:font-size="12pt" fo:font-style="italic" officeooo:rsid="00551de3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officeooo:rsid="0055ceab" style:font-size-asian="12pt" style:font-style-asian="italic" style:font-name-complex="Times New Roman1" style:font-size-complex="12pt"/>
    </style:style>
    <style:style style:name="T6" style:family="text">
      <style:text-properties style:font-name="Times New Roman" fo:font-size="12pt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1b847e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1d6e86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1f28be" style:font-size-asian="12pt" style:font-name-complex="Times New Roman1" style:font-size-complex="12pt"/>
    </style:style>
    <style:style style:name="T10" style:family="text">
      <style:text-properties style:font-name="Times New Roman" fo:font-size="12pt" officeooo:rsid="0020824e" style:font-size-asian="12pt" style:font-name-complex="Times New Roman1" style:font-size-complex="12pt"/>
    </style:style>
    <style:style style:name="T11" style:family="text">
      <style:text-properties style:font-name="Times New Roman" fo:font-size="12pt" officeooo:rsid="00213b22" style:font-size-asian="12pt" style:font-name-complex="Times New Roman1" style:font-size-complex="12pt"/>
    </style:style>
    <style:style style:name="T12" style:family="text">
      <style:text-properties style:font-name="Times New Roman" fo:font-size="12pt" officeooo:rsid="0022c446" style:font-size-asian="12pt" style:font-name-complex="Times New Roman1" style:font-size-complex="12pt"/>
    </style:style>
    <style:style style:name="T13" style:family="text">
      <style:text-properties style:font-name="Times New Roman" fo:font-size="12pt" officeooo:rsid="0024ec01" style:font-size-asian="12pt" style:font-name-complex="Times New Roman1" style:font-size-complex="12pt"/>
    </style:style>
    <style:style style:name="T14" style:family="text">
      <style:text-properties style:font-name="Times New Roman" fo:font-size="12pt" officeooo:rsid="002e031e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316d05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3206ad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3238ab" style:font-size-asian="12pt" style:font-name-complex="Times New Roman1" style:font-size-complex="12pt"/>
    </style:style>
    <style:style style:name="T18" style:family="text">
      <style:text-properties fo:font-variant="normal" fo:text-transform="none" style:font-name="Times New Roman" fo:font-size="12pt" fo:letter-spacing="normal" fo:font-style="normal" fo:font-weight="bold" style:font-size-asian="12pt" style:font-weight-asian="bold" style:font-name-complex="Times New Roman1" style:font-size-complex="12pt"/>
    </style:style>
    <style:style style:name="T19" style:family="text">
      <style:text-properties officeooo:rsid="00261b55"/>
    </style:style>
    <style:style style:name="T20" style:family="text">
      <style:text-properties officeooo:rsid="0026a703"/>
    </style:style>
    <style:style style:name="T21" style:family="text">
      <style:text-properties officeooo:rsid="00289ef3"/>
    </style:style>
    <style:style style:name="T22" style:family="text">
      <style:text-properties officeooo:rsid="00290226"/>
    </style:style>
    <style:style style:name="T23" style:family="text">
      <style:text-properties officeooo:rsid="0029d292"/>
    </style:style>
    <style:style style:name="T24" style:family="text">
      <style:text-properties officeooo:rsid="002a9bce"/>
    </style:style>
    <style:style style:name="T25" style:family="text">
      <style:text-properties style:text-position="super 58%" style:font-name="Times New Roman" fo:font-size="12pt" style:font-size-asian="12pt" style:font-name-complex="Times New Roman1" style:font-size-complex="12pt"/>
    </style:style>
    <style:style style:name="T26" style:family="text">
      <style:text-properties style:text-position="super 58%" style:font-name="Times New Roman" fo:font-size="12pt" officeooo:rsid="0035399f" style:font-size-asian="12pt" style:font-name-complex="Times New Roman1" style:font-size-complex="12pt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Times New Roman" fo:font-size="12pt" style:font-size-asian="12pt" style:font-name-complex="Times New Roman1" style:font-size-complex="12pt"/>
    </style:style>
    <style:style style:name="T29" style:family="text">
      <style:text-properties style:text-position="0% 100%" style:font-name="Times New Roman" fo:font-size="12pt" officeooo:rsid="0032484c" style:font-size-asian="12pt" style:font-name-complex="Times New Roman1" style:font-size-complex="12pt"/>
    </style:style>
    <style:style style:name="T30" style:family="text">
      <style:text-properties style:text-position="0% 100%" style:font-name="Times New Roman" fo:font-size="12pt" officeooo:rsid="00328fe1" style:font-size-asian="12pt" style:font-name-complex="Times New Roman1" style:font-size-complex="12pt"/>
    </style:style>
    <style:style style:name="T31" style:family="text">
      <style:text-properties style:text-position="0% 100%" style:font-name="Times New Roman" fo:font-size="12pt" officeooo:rsid="003301a1" style:font-size-asian="12pt" style:font-name-complex="Times New Roman1" style:font-size-complex="12pt"/>
    </style:style>
    <style:style style:name="T32" style:family="text">
      <style:text-properties style:text-position="0% 100%" style:font-name="Times New Roman" fo:font-size="12pt" officeooo:rsid="00344a4a" style:font-size-asian="12pt" style:font-name-complex="Times New Roman1" style:font-size-complex="12pt"/>
    </style:style>
    <style:style style:name="T33" style:family="text">
      <style:text-properties style:text-position="0% 100%" style:font-name="Times New Roman" fo:font-size="12pt" officeooo:rsid="0035399f" style:font-size-asian="12pt" style:font-name-complex="Times New Roman1" style:font-size-complex="12pt"/>
    </style:style>
    <style:style style:name="T34" style:family="text">
      <style:text-properties style:text-position="0% 100%" style:font-name="Times New Roman" fo:font-size="12pt" officeooo:rsid="003bf605" style:font-size-asian="12pt" style:font-name-complex="Times New Roman1" style:font-size-complex="12pt"/>
    </style:style>
    <style:style style:name="T35" style:family="text">
      <style:text-properties style:text-position="0% 100%" officeooo:rsid="00510658"/>
    </style:style>
    <style:style style:name="T36" style:family="text">
      <style:text-properties style:text-position="0% 100%" officeooo:rsid="00527f71"/>
    </style:style>
    <style:style style:name="T37" style:family="text">
      <style:text-properties officeooo:rsid="003238ab"/>
    </style:style>
    <style:style style:name="T38" style:family="text">
      <style:text-properties officeooo:rsid="00377d36"/>
    </style:style>
    <style:style style:name="T39" style:family="text">
      <style:text-properties officeooo:rsid="0037892f"/>
    </style:style>
    <style:style style:name="T40" style:family="text">
      <style:text-properties officeooo:rsid="003bf605"/>
    </style:style>
    <style:style style:name="T41" style:family="text">
      <style:text-properties style:text-position="sub 58%"/>
    </style:style>
    <style:style style:name="T42" style:family="text">
      <style:text-properties style:text-position="sub 58%" officeooo:rsid="0050711f"/>
    </style:style>
    <style:style style:name="T43" style:family="text">
      <style:text-properties officeooo:rsid="00436989"/>
    </style:style>
    <style:style style:name="T44" style:family="text">
      <style:text-properties officeooo:rsid="0044ec23"/>
    </style:style>
    <style:style style:name="T45" style:family="text">
      <style:text-properties officeooo:rsid="0045f895"/>
    </style:style>
    <style:style style:name="T46" style:family="text">
      <style:text-properties officeooo:rsid="004a80fd"/>
    </style:style>
    <style:style style:name="T47" style:family="text">
      <style:text-properties officeooo:rsid="004ca47c"/>
    </style:style>
    <style:style style:name="T48" style:family="text">
      <style:text-properties officeooo:rsid="0050711f"/>
    </style:style>
    <style:style style:name="T49" style:family="text">
      <style:text-properties officeooo:rsid="0053c431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RÁTICA </text:span><text:span text:style-name="T2">02</text:span><text:span text:style-name="T1">: </text:span><text:span text:style-name="T18">Medidores de Vazão </text:span></text:p>
      <text:p text:style-name="P13">Luiz Augusto Dembicki Fernandes GRR20202416</text:p>
      <text:p text:style-name="P3"/>
      <text:p text:style-name="P1"><text:span text:style-name="T1">Resumo</text:span><text:span text:style-name="T6">: </text:span><text:span text:style-name="T4">Utilizando da diferença de pressão </text:span><text:span text:style-name="T5">gerada por variação da área de escoamento, comparamos 2 medidores de vazão, sendo o tubo de Venturi o mais desejado para uso, pois resulta em baixa perda de carga</text:span><text:span text:style-name="T3">.</text:span></text:p>
      <text:p text:style-name="P5"/>
      <text:list xml:id="list1750927639" text:style-name="WWNum1">
        <text:list-item>
          <text:p text:style-name="P6">Introdução</text:p>
        </text:list-item>
      </text:list>
      <text:p text:style-name="P24"><text:span text:style-name="T6"><text:tab/>O conhecimento da</text:span><text:span text:style-name="T7">s vazões de correntes de um processo é muito importante, por exemplo para </text:span><text:span text:style-name="T8">verificar se tudo está ocorrendo como desejado, soluções de problemas, etc. </text:span><text:span text:style-name="T9">Para tanto é preferível que a medição ocorra sem interrupção do processo, </text:span><text:span text:style-name="T10">especialmente em processos contínuos, onde acarretaria numa perda da produção. </text:span><text:span text:style-name="T11">Assim são utilizados </text:span><text:span text:style-name="T12">medidores baseados em diferença de pressão</text:span><text:span text:style-name="T13">(um simples manômetro)</text:span><text:span text:style-name="T12"> para equivaler-se a energia cinética.</text:span></text:p>
      <text:p text:style-name="P25"><text:span text:style-name="T12"><text:s/></text:span><text:span text:style-name="T12"><draw:g text:anchor-type="as-char" svg:y="-0.282cm" draw:z-index="0" draw:style-name="gr1"><svg:title>TexMaths</svg:title><svg:desc>12§display§\frac{P_b - P_a}{\rho} + \frac{v_b ^2 -  v_a ^2}{2} = 0§svg§600§FALSE§</svg:desc><draw:g draw:style-name="gr2"><draw:path draw:style-name="gr64" draw:text-style-name="P44" svg:width="4.14cm" svg:height="0.969cm" svg:x="0.022cm" svg:y="0.021cm" svg:viewBox="0 0 4141 970" svg:d="M0 0c1380 0 2761 0 4141 0 0 323 0 647 0 970-1380 0-2761 0-4141 0 0-323 0-647 0-970z"><text:p/></draw:path><draw:path draw:style-name="gr65" draw:text-style-name="P45" svg:width="0.3cm" svg:height="0.287cm" svg:x="0.017cm" svg:y="0.061cm" svg:viewBox="0 0 301 288" svg:d="M110 155c24 0 48 0 72 0 60 0 119-45 119-91 0-33-27-64-83-64-45 0-91 0-136 0-9 0-14 0-14 7 0 6 4 6 14 6 4 0 12 0 18 0 6 1 8 3 8 7 0 2 0 3-1 9-19 75-37 150-57 226-4 16-4 20-38 20-7 0-12 0-12 7 0 6 5 6 6 6 12 0 42-1 54-1 8 0 18 0 26 0 10 0 20 1 28 1 4 0 8 0 8-8 0-5-3-5-12-5-15 0-26 0-26-8 0-3 0-4 1-8 9-34 17-69 25-104zM142 29c3-15 4-16 22-16 14 0 27 0 40 0 36 0 58 11 58 40 0 17-9 53-24 68-22 19-47 23-66 23-20 0-40 0-59 0 9-38 19-77 29-115z"><text:p/></draw:path><draw:path draw:style-name="gr66" draw:text-style-name="P45" svg:width="0.118cm" svg:height="0.207cm" svg:x="0.29cm" svg:y="0.208cm" svg:viewBox="0 0 119 208" svg:d="M58 8c1 0 1-3 1-4 0-2-1-4-4-4-6 0-31 2-38 2-3 0-6 2-6 8 0 3 3 3 7 3 14 0 14 3 14 5s-3 14-4 20c-3 10-5 18-8 28-2 10-18 74-19 78-1 7-1 11-1 15 0 30 19 49 43 49 37 0 76-41 76-84 0-35-24-50-43-50-16 0-29 9-38 16 6-28 14-54 20-82zM43 199c-14 0-23-13-23-30 0-10 3-21 11-54 3-6 3-7 9-13 10-13 24-19 34-19 11 0 22 8 22 29 0 12-7 42-16 59-7 14-21 28-37 28z"><text:p/></draw:path><draw:path draw:style-name="gr67" draw:text-style-name="P45" svg:width="0.257cm" svg:height="0.016cm" svg:x="0.569cm" svg:y="0.236cm" svg:viewBox="0 0 258 17" svg:d="M242 17c8 0 16 0 16-9 0-8-8-8-16-8-75 0-152 0-228 0-7 0-14 0-14 8 0 9 7 9 14 9 76 0 153 0 228 0z"><text:p/></draw:path><draw:path draw:style-name="gr68" draw:text-style-name="P45" svg:width="0.3cm" svg:height="0.287cm" svg:x="0.972cm" svg:y="0.061cm" svg:viewBox="0 0 301 288" svg:d="M112 155c24 0 46 0 70 0 60 0 119-45 119-91 0-33-27-64-83-64-45 0-91 0-136 0-9 0-14 0-14 7 0 6 5 6 14 6 4 0 12 0 18 0 6 1 8 3 8 7 0 2 0 3-1 9-19 75-37 150-57 226-4 16-4 20-38 20-7 0-12 0-12 7 0 6 5 6 6 6 12 0 42-1 54-1 8 0 18 0 28 0 8 0 18 1 26 1 4 0 8 0 8-8 0-5-3-5-10-5-16 0-28 0-28-8 0-3 0-4 1-8 9-34 18-69 27-104zM142 29c3-15 4-16 22-16 14 0 28 0 41 0 35 0 57 11 57 40 0 17-9 53-24 68-22 19-47 23-66 23-20 0-40 0-59 0 9-38 19-77 29-115z"><text:p/></draw:path><draw:path draw:style-name="gr69" draw:text-style-name="P45" svg:width="0.149cm" svg:height="0.132cm" svg:x="1.244cm" svg:y="0.282cm" svg:viewBox="0 0 150 133" svg:d="M106 17c-6-10-16-17-30-17-38 0-76 42-76 84 0 29 19 49 44 49 16 0 30-9 42-20 5 17 23 20 30 20 11 0 18-7 23-15 7-12 11-29 11-30 0-4-4-4-5-4-3 0-5 1-6 10-3 13-9 31-21 31-9 0-10-6-10-15 0-4 2-15 4-24 2-7 6-19 7-26 2-7 3-14 6-22 1-8 5-21 5-24 0-6-5-8-10-8s-12 4-14 11zM88 94c-3 8-9 13-16 19-2 2-14 12-26 12s-22-7-22-29c0-16 8-48 14-60 15-23 29-28 38-28 20 0 26 23 26 26 0 1-1 3-1 4-5 18-9 38-13 56z"><text:p/></draw:path><draw:path draw:style-name="gr70" draw:text-style-name="P45" svg:width="1.429cm" svg:height="0.016cm" svg:x="0cm" svg:y="0.52cm" svg:viewBox="0 0 1430 17" svg:d="M0 0c476 0 953 0 1430 0 0 6 0 11 0 17-477 0-954 0-1430 0 0-6 0-11 0-17z"><text:p/></draw:path><draw:path draw:style-name="gr71" draw:text-style-name="P45" svg:width="0.197cm" svg:height="0.276cm" svg:x="0.619cm" svg:y="0.737cm" svg:viewBox="0 0 198 277" svg:d="M1 259c-1 5-1 6-1 8 0 6 4 10 11 10 9 0 14-7 15-8 2-5 16-61 27-107 8 18 21 29 42 29 49 0 103-60 103-123 0-44-28-68-58-68-42 0-85 42-98 94-13 55-28 110-41 165zM95 181c-30 0-37-33-37-37 0-1 2-10 3-16 12-46 17-62 25-79 18-31 40-39 53-39 16 0 29 12 29 40 0 23-12 71-24 92-13 26-34 39-49 39z"><text:p/></draw:path><draw:path draw:style-name="gr72" draw:text-style-name="P45" svg:width="0.279cm" svg:height="0.279cm" svg:x="1.598cm" svg:y="0.389cm" svg:viewBox="0 0 280 280" svg:d="M149 148c39 0 78 0 117 0 5 0 14 0 14-9 0-8-9-8-14-8-39 0-78 0-117 0 0-40 0-78 0-118 0-6 0-13-9-13s-9 7-9 13c0 40 0 78 0 118-40 0-78 0-118 0-6 0-13 0-13 8 0 9 7 9 13 9 40 0 78 0 118 0 0 39 0 79 0 119 0 6 0 13 9 13s9-7 9-13c0-40 0-80 0-119z"><text:p/></draw:path><draw:path draw:style-name="gr73" draw:text-style-name="P45" svg:width="0.184cm" svg:height="0.191cm" svg:x="2.059cm" svg:y="0.162cm" svg:viewBox="0 0 185 192" svg:d="M185 30c0-23-11-30-19-30-10 0-21 12-21 20 0 6 3 9 7 14 9 8 15 19 15 34 0 17-27 115-76 115-21 0-31-15-31-38s12-54 24-89c4-7 6-13 6-21 0-19-14-35-35-35-39 0-55 61-55 66 0 4 4 4 5 4 3 0 5-2 6-8 13-43 31-52 43-52 4 0 11 0 11 13 0 11-5 23-7 30-20 49-24 68-24 86 0 46 37 53 56 53 71 0 95-140 95-162z"><text:p/></draw:path><draw:path draw:style-name="gr74" draw:text-style-name="P45" svg:width="0.129cm" svg:height="0.195cm" svg:x="2.283cm" svg:y="0cm" svg:viewBox="0 0 130 196" svg:d="M130 142c-4 0-6 0-10 0-1 7-4 24-7 27-3 2-25 2-30 2-18 0-36 0-54 0 31-28 42-35 59-50 21-17 42-36 42-63 0-36-32-58-69-58s-61 25-61 53c0 15 12 17 16 17 7 0 15-5 15-16 0-6-2-16-18-16 10-21 30-27 43-27 30 0 46 23 46 47 0 25-19 45-29 56-24 24-47 47-71 71-2 2-2 2-2 11 41 0 80 0 121 0 3-18 6-36 9-54z"><text:p/></draw:path><draw:path draw:style-name="gr75" draw:text-style-name="P45" svg:width="0.118cm" svg:height="0.207cm" svg:x="2.269cm" svg:y="0.265cm" svg:viewBox="0 0 119 208" svg:d="M59 8c0-1 1-3 1-4 0-2-1-4-5-4-6 0-31 1-38 2-3 0-6 0-6 8 0 3 3 3 7 3 14 0 14 3 14 5 0 1-3 13-4 20-3 10-5 18-8 28-2 10-18 74-19 78-1 7-1 11-1 15 0 30 19 49 43 49 37 0 76-41 76-84 0-35-23-50-43-50-16 0-29 9-38 16 8-28 14-54 21-82zM43 199c-14 0-23-13-23-30 0-10 4-21 11-55 3-5 3-6 9-12 10-13 24-19 34-19 11 0 22 8 22 27 0 14-7 44-16 61-7 14-21 28-37 28z"><text:p/></draw:path><draw:path draw:style-name="gr76" draw:text-style-name="P45" svg:width="0.257cm" svg:height="0.016cm" svg:x="2.582cm" svg:y="0.236cm" svg:viewBox="0 0 258 17" svg:d="M242 17c8 0 16 0 16-9 0-8-8-8-16-8-75 0-152 0-228 0-7 0-14 0-14 8 0 9 7 9 14 9 76 0 153 0 228 0z"><text:p/></draw:path><draw:path draw:style-name="gr77" draw:text-style-name="P45" svg:width="0.185cm" svg:height="0.191cm" svg:x="2.98cm" svg:y="0.162cm" svg:viewBox="0 0 186 192" svg:d="M186 30c0-23-11-30-19-30-11 0-21 12-21 20 0 6 3 9 8 14 8 8 14 19 14 34 0 17-26 115-76 115-21 0-31-15-31-38s12-54 24-89c4-7 6-13 6-21 0-19-14-35-35-35-39 0-56 61-56 66 0 4 5 4 6 4 4 0 5-2 6-8 12-43 31-52 43-52 4 0 11 0 11 13 0 11-5 23-7 30-19 49-24 68-24 86 0 46 36 53 56 53 71 0 95-140 95-162z"><text:p/></draw:path><draw:path draw:style-name="gr78" draw:text-style-name="P45" svg:width="0.129cm" svg:height="0.195cm" svg:x="3.207cm" svg:y="0cm" svg:viewBox="0 0 130 196" svg:d="M130 142c-4 0-6 0-10 0-1 7-4 24-7 27-3 2-25 2-30 2-18 0-36 0-54 0 31-28 41-35 59-50 21-17 42-36 42-63 0-36-32-58-69-58s-61 25-61 53c0 15 12 17 16 17 7 0 15-5 15-16 0-6-2-16-18-16 10-21 30-27 43-27 30 0 46 23 46 47 0 25-19 45-29 56-24 24-47 47-71 71-2 2-2 2-2 11 41 0 80 0 121 0 3-18 6-36 9-54z"><text:p/></draw:path><draw:path draw:style-name="gr79" draw:text-style-name="P45" svg:width="0.149cm" svg:height="0.132cm" svg:x="3.191cm" svg:y="0.323cm" svg:viewBox="0 0 150 133" svg:d="M106 18c-6-11-16-18-30-18-38 0-76 42-76 84 0 29 19 49 44 49 16 0 30-9 42-20 5 17 23 20 30 20 11 0 18-6 23-15 7-12 11-29 11-30 0-4-4-4-5-4-3 0-5 1-6 10-3 14-9 31-21 31-9 0-10-6-10-15 0-4 2-15 4-22 2-9 4-21 7-28 2-7 3-14 6-22 1-8 5-21 5-22 0-8-5-10-10-10-6 0-12 4-14 12zM88 94c-3 8-10 14-16 19-2 2-14 12-28 12-10 0-21-7-21-29 0-16 9-48 15-60 15-23 29-28 38-28 20 0 26 23 26 26 0 1-1 3-1 4-5 18-9 38-13 56z"><text:p/></draw:path><draw:path draw:style-name="gr80" draw:text-style-name="P45" svg:width="1.332cm" svg:height="0.016cm" svg:x="2.046cm" svg:y="0.52cm" svg:viewBox="0 0 1333 17" svg:d="M0 0c444 0 888 0 1333 0 0 6 0 11 0 17-445 0-889 0-1333 0 0-6 0-11 0-17z"><text:p/></draw:path><draw:path draw:style-name="gr81" draw:text-style-name="P45" svg:width="0.167cm" svg:height="0.28cm" svg:x="2.626cm" svg:y="0.641cm" svg:viewBox="0 0 168 281" svg:d="M32 249c16-15 30-29 46-44 65-58 90-80 90-123 0-48-37-82-89-82-48 0-79 40-79 77 0 23 22 23 23 23 7 0 21-5 21-22 0-11-7-22-21-22-4 0-5 0-6 0 9-27 32-43 56-43 39 0 58 35 58 69 0 33-22 67-45 93-27 30-54 60-81 90-5 5-5 6-5 16 53 0 104 0 157 0 4-25 7-49 11-73-4 0-6 0-10 0-2 13-6 31-9 37-3 4-31 4-40 4-25 0-51 0-77 0z"><text:p/></draw:path><draw:path draw:style-name="gr82" draw:text-style-name="P45" svg:width="0.28cm" svg:height="0.099cm" svg:x="3.568cm" svg:y="0.479cm" svg:viewBox="0 0 281 100" svg:d="M266 17c6 0 15 0 15-9 0-8-9-8-15-8-84 0-168 0-252 0-6 0-14 0-14 8 0 9 8 9 14 9 84 0 168 0 252 0zM266 100c6 0 15 0 15-9s-9-9-15-9c-84 0-168 0-252 0-6 0-14 0-14 9s8 9 14 9c84 0 168 0 252 0z"><text:p/></draw:path><draw:path draw:style-name="gr83" draw:text-style-name="P45" svg:width="0.177cm" svg:height="0.29cm" svg:x="4.006cm" svg:y="0.353cm" svg:viewBox="0 0 178 291" svg:d="M178 147c0-34-3-68-17-99-19-41-54-48-72-48-25 0-57 11-73 50-14 29-16 63-16 97 0 31 1 69 19 102s49 42 70 42c23 0 55-9 73-50 13-28 16-61 16-94zM89 281c-17 0-42-11-49-50-5-26-5-65-5-89 0-28 0-56 3-78 9-51 40-54 51-54 13 0 42 7 49 49 5 24 5 56 5 83 0 31 0 60-5 86-6 41-30 53-49 53z"><text:p/></draw:path></draw:g></draw:g></text:span></text:p>
      <text:p text:style-name="P14"><text:span text:style-name="T19"><text:tab/>Os dois medidores que induzem a diferença de pressão, os quais exploramos nesta prática, são os tubos de Venturi e as placas de orifício, </text:span><text:span text:style-name="T20">o primeiro gerando uma perda de carga </text:span><text:span text:style-name="T21">muit</text:span><text:span text:style-name="T22">o</text:span><text:span text:style-name="T20"> menor que o segundo, </text:span><text:span text:style-name="T22">qu</text:span><text:span text:style-name="T24">e</text:span><text:span text:style-name="T22"> </text:span><text:span text:style-name="T23">é </text:span><text:span text:style-name="T22">compensa</text:span><text:span text:style-name="T23">da</text:span><text:span text:style-name="T22"> com seu baixo custo</text:span><text:span text:style-name="T20">.</text:span></text:p>
      <text:list xml:id="list174719050241181" text:continue-numbering="true" text:style-name="WWNum1">
        <text:list-item>
          <text:p text:style-name="P6">Objetivos</text:p>
        </text:list-item>
      </text:list>
      <text:p text:style-name="P26"><text:span text:style-name="T14">Obter o coeficiente de descarga do tubo de Venturi e da placa de orifício para três diferentes vazões.</text:span></text:p>
      <text:p text:style-name="P26"><text:span text:style-name="T14"/></text:p>
      <text:list xml:id="list174720465214090" text:continue-numbering="true" text:style-name="WWNum1">
        <text:list-item>
          <text:p text:style-name="P7">Metodologia</text:p>
        </text:list-item>
      </text:list>
      <text:p text:style-name="P27"><text:span text:style-name="T6"><text:tab/></text:span><text:span text:style-name="T15">Foram realizadas 18 medições(9 para cada medidor) variando a vazão 3 vezes, e utilizando as equações </text:span><text:span text:style-name="T17">para calculo de coeficiente de descarga</text:span><text:span text:style-name="T15">:</text:span></text:p>
      <text:p text:style-name="P28"><text:span text:style-name="T15"><draw:g text:anchor-type="as-char" svg:y="-0.28cm" draw:z-index="1" draw:style-name="gr1"><svg:title>TexMaths</svg:title><svg:desc>12§latex§C_d = \frac{\dot{m}_{real}}{\dot{m}_{teorica}}§svg§600§FALSE§</svg:desc><draw:g draw:style-name="gr2"><draw:path draw:style-name="gr44" draw:text-style-name="P44" svg:width="2.361cm" svg:height="0.517cm" svg:x="0.001cm" svg:y="0.023cm" svg:viewBox="0 0 2362 518" svg:d="M1182 518c-395 0-788 0-1182 0 0-172 0-346 0-518 787 0 1574 0 2362 0 0 172 0 346 0 518-394 0-788 0-1180 0z"><text:p/></draw:path><draw:path draw:style-name="gr45" draw:text-style-name="P45" svg:width="0.256cm" svg:height="0.303cm" svg:x="0.003cm" svg:y="0.078cm" svg:viewBox="0 0 257 304" svg:d="M0 153c0 86 68 151 146 151 69 0 111-56 111-105 0-4 0-8-6-8-5 0-5 3-5 8-4 59-48 94-95 94-25 0-108-14-108-140 0-125 83-140 108-140 46 0 84 38 93 99 0 6 0 8 6 8 7 0 7-2 7-10 0-33 0-66 0-99 0-7 0-11-5-11-1 0-4 0-7 6-7 11-13 20-21 31-15-15-37-37-78-37-79 0-146 67-146 153z"><text:p/></draw:path><draw:path draw:style-name="gr46" draw:text-style-name="P45" svg:width="0.15cm" svg:height="0.206cm" svg:x="0.302cm" svg:y="0.233cm" svg:viewBox="0 0 151 207" svg:d="M150 8c1 0 1-3 1-4 0-2-1-4-5-4s-30 2-37 2c-2 2-6 2-6 8 0 3 4 3 7 3 15 0 15 3 15 5s-1 4-1 7c-6 23-11 44-17 67-6-11-17-18-31-18-38 0-76 42-76 84 0 29 19 49 44 49 16 0 30-10 42-20 6 16 23 20 30 20 11 0 18-7 24-16 6-12 10-28 10-30 0-3-2-2-4-3-4 0-4 1-7 9-3 14-9 32-21 32-8 0-10-6-10-15 0-6 1-8 1-12 13-55 28-109 41-164zM88 167c-3 9-9 14-15 20-3 2-15 12-27 12-11 0-22-8-22-29 0-16 8-48 16-60 13-23 28-27 36-27 21 0 26 22 26 25 0 1 0 3 0 4-5 18-10 36-14 55z"><text:p/></draw:path><draw:path draw:style-name="gr47" draw:text-style-name="P45" svg:width="0.28cm" svg:height="0.097cm" svg:x="0.621cm" svg:y="0.219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8" draw:text-style-name="P45" svg:width="0.033cm" svg:height="0.032cm" svg:x="1.432cm" svg:y="0cm" svg:viewBox="0 0 34 33" svg:d="M34 17c0-9-8-17-17-17-10 0-17 8-17 17s7 16 17 16c9 0 17-7 17-16z"><text:p/></draw:path><draw:path draw:style-name="gr49" draw:text-style-name="P45" svg:width="0.27cm" svg:height="0.132cm" svg:x="1.314cm" svg:y="0.07cm" svg:viewBox="0 0 271 133" svg:d="M114 106c-1 6-4 16-4 17 0 7 5 10 10 10 6 0 10-4 12-6 1-3 4-12 5-18s5-19 7-28c1-6 4-12 5-19 2-13 2-13 8-23 10-14 25-31 48-31 16 0 17 15 17 22 0 17-12 50-17 62-3 8-5 11-5 16 0 15 14 25 28 25 30 0 43-41 43-44 0-5-3-5-5-5-4 0-4 2-6 6-6 22-19 34-31 34-6 0-7-3-7-9 0-7 1-11 7-24 4-10 16-41 16-58 0-3 0-16-11-25-6-3-14-8-28-8-26 0-43 18-52 30-3-25-23-30-39-30-24 0-41 16-49 28-2-21-20-28-32-28s-20 10-23 17c-7 11-11 27-11 28 0 4 4 4 5 4 5 0 5-1 7-8 4-18 10-33 22-33 7 0 9 8 9 15 0 6-3 16-5 25-2 7-4 19-7 26-3 12-6 25-9 37-2 4-2 7-3 12 0 7 5 10 10 10 6 0 11-4 12-6 1-3 3-12 5-18s4-19 7-28c1-6 3-12 5-19 3-12 3-14 12-26 8-12 22-28 44-28 17 0 18 16 18 22 0 7-1 11-5 27-5 17-8 33-13 49z"><text:p/></draw:path><draw:path draw:style-name="gr50" draw:text-style-name="P45" svg:width="0.117cm" svg:height="0.095cm" svg:x="1.618cm" svg:y="0.151cm" svg:viewBox="0 0 118 96" svg:d="M43 59c1-3 3-11 4-15 1-2 1-6 2-8 1-4 7-16 15-20 7-6 14-9 21-9 3 0 12 0 19 4-8 3-8 12-8 13 0 4 2 8 8 8s14-4 14-14c0-16-22-18-33-18-5 0-19 0-33 17-3-11-15-17-26-17-7 0-13 4-18 12-6 8-6 13-8 20 0 4 2 4 4 4 3 0 4 0 6-6 3-13 8-23 15-23s10 7 10 12c0 3-3 11-4 16-1 6-3 14-5 19-1 6-3 13-4 19-2 5-4 14-4 16 0 4 4 7 7 7 4 0 7-3 10-6 1-1 2-9 3-12 2-6 4-13 5-19z"><text:p/></draw:path><draw:path draw:style-name="gr51" draw:text-style-name="P45" svg:width="0.101cm" svg:height="0.095cm" svg:x="1.772cm" svg:y="0.151cm" svg:viewBox="0 0 102 96" svg:d="M36 47c22 0 59-4 59-28 0-11-11-19-30-19-29 0-65 19-65 55 0 19 12 41 44 41 4 0 21-1 35-6 15-6 23-15 23-17s-4-5-5-5-1 0-5 4c-10 11-28 17-48 17-18 0-25-11-25-27 0-2 0-7 1-15 5 0 11 0 16 0zM23 39c9-29 35-32 42-32 9 0 19 5 19 12 0 20-40 20-49 20-4 0-9 0-12 0z"><text:p/></draw:path><draw:path draw:style-name="gr52" draw:text-style-name="P45" svg:width="0.121cm" svg:height="0.095cm" svg:x="1.912cm" svg:y="0.151cm" svg:viewBox="0 0 122 96" svg:d="M100 25c1-5 3-12 3-13 0-4-2-7-8-7-4 0-9 2-10 8-5-6-12-13-25-13-30 0-60 29-60 59 0 21 16 37 37 37 17 0 31-12 34-15 3 10 15 15 24 15 8 0 14-5 19-12 5-9 8-19 8-21 0-3-3-3-4-3-4 0-4 1-5 5-4 15-10 24-17 24-6 0-8-5-8-11 0-4 2-12 3-17 3-12 6-24 9-36zM72 66c-1 2-1 3-5 7-8 10-19 16-29 16-8 0-19-4-19-22 0-10 5-31 12-43 9-11 19-17 29-17s18 6 22 19c-4 13-6 27-10 40z"><text:p/></draw:path><draw:path draw:style-name="gr53" draw:text-style-name="P45" svg:width="0.052cm" svg:height="0.147cm" svg:x="2.076cm" svg:y="0.097cm" svg:viewBox="0 0 53 148" svg:d="M48 8c1-3 1-3 1-4 0-4-3-4-6-4-8 1-18 1-26 2-4 0-4 0-5 2-1 1-1 3-1 4 0 4 2 4 6 4 7 0 8 1 11 1 0 3 0 5 0 7-9 34-18 67-27 101 0 2-1 3-1 7 0 12 13 20 26 20 8 0 12-3 17-9 7-10 10-22 10-23 0-4-3-2-4-4-5 0-5 2-6 5-3 15-8 24-17 24-4 0-8-5-8-11 0-2 1-4 1-7 10-38 19-76 29-115z"><text:p/></draw:path><draw:path draw:style-name="gr54" draw:text-style-name="P45" svg:width="1.29cm" svg:height="0.016cm" svg:x="1.093cm" svg:y="0.26cm" svg:viewBox="0 0 1291 17" svg:d="M647 17c-216 0-431 0-647 0 0-6 0-11 0-17 431 0 862 0 1291 0 0 6 0 11 0 17-215 0-429 0-644 0z"><text:p/></draw:path><draw:path draw:style-name="gr55" draw:text-style-name="P45" svg:width="0.033cm" svg:height="0.032cm" svg:x="1.225cm" svg:y="0.319cm" svg:viewBox="0 0 34 33" svg:d="M34 17c0-9-8-17-17-17-10 0-17 8-17 17s7 16 17 16c9 0 17-7 17-16z"><text:p/></draw:path><draw:path draw:style-name="gr56" draw:text-style-name="P45" svg:width="0.27cm" svg:height="0.132cm" svg:x="1.107cm" svg:y="0.387cm" svg:viewBox="0 0 271 133" svg:d="M114 106c-1 6-4 16-4 17 0 7 5 10 10 10 6 0 11-4 12-6 1-3 4-12 5-18s5-19 7-28c1-6 4-12 5-19 2-13 2-13 8-23 10-14 25-31 48-31 17 0 17 15 17 22 0 17-12 50-17 62-3 8-5 11-5 16 0 15 14 25 28 25 30 0 43-41 43-44 0-5-3-5-5-5-4 0-4 2-6 6-6 22-19 34-31 34-6 0-7-3-7-9 0-7 1-11 7-24 4-10 16-41 16-58 0-3 0-16-11-25-6-3-14-8-28-8-26 0-43 18-52 30-3-25-23-30-39-30-24 0-41 16-49 28-2-21-20-28-32-28s-20 10-23 17c-7 11-11 27-11 28 0 4 4 4 5 4 5 0 5-1 7-8 4-18 10-33 22-33 7 0 9 8 9 15 0 6-2 16-5 25-2 7-4 19-7 26-2 12-6 25-8 37-1 4-3 7-4 12 0 7 5 10 10 10 6 0 11-4 12-6 1-3 3-12 5-18s4-19 7-28c1-6 3-12 5-19 3-12 3-14 12-26 8-12 22-28 44-28 18 0 18 16 18 22 0 7-1 11-5 27-5 17-8 33-13 49z"><text:p/></draw:path><draw:path draw:style-name="gr57" draw:text-style-name="P45" svg:width="0.081cm" svg:height="0.133cm" svg:x="1.41cm" svg:y="0.428cm" svg:viewBox="0 0 82 134" svg:d="M48 50c8 0 17 0 25 0 4 0 4 0 5-1s2-4 2-5c0-3-3-3-7-3-7 0-15 0-23 0 2-6 4-11 5-17s4-16 4-17c0-3-4-7-9-7-3 0-8 2-9 8-1 4 1-7-9 33-8 0-16 0-25 0-5 0-7 0-7 6 0 3 2 3 6 3 8 0 16 0 24 0-5 17-8 33-13 49-1 5-3 12-3 15 0 12 11 20 27 20 25 0 41-29 41-32 0-4-4-4-5-4-4 0-4 1-5 4-7 15-19 25-31 25-6 0-9-5-9-11 0-4 0-5 2-6 4-20 9-39 14-60z"><text:p/></draw:path><draw:path draw:style-name="gr58" draw:text-style-name="P45" svg:width="0.101cm" svg:height="0.095cm" svg:x="1.534cm" svg:y="0.467cm" svg:viewBox="0 0 102 96" svg:d="M36 45c22 0 59-2 59-26 0-11-11-19-30-19-29 0-65 19-65 54 0 19 12 42 44 42 4 0 21-1 35-6 15-6 23-15 23-17s-4-5-5-5-1 0-5 4c-10 11-28 17-48 17-18 0-25-11-25-27 0-2 0-8 1-17 5 0 11 0 16 0zM23 38c9-28 35-31 42-31 9 0 19 5 19 12 0 19-40 19-49 19-4 0-9 0-12 0z"><text:p/></draw:path><draw:path draw:style-name="gr59" draw:text-style-name="P45" svg:width="0.111cm" svg:height="0.095cm" svg:x="1.675cm" svg:y="0.467cm" svg:viewBox="0 0 112 96" svg:d="M112 38c0-20-18-38-45-38-35 0-67 29-67 57 0 22 18 39 44 39 36 0 68-29 68-58zM46 89c-11 0-26-5-26-26 0-6 3-26 15-40 7-9 20-16 32-16 11 0 25 6 25 25 0 6-2 25-13 39-9 13-24 18-33 18z"><text:p/></draw:path><draw:path draw:style-name="gr60" draw:text-style-name="P45" svg:width="0.118cm" svg:height="0.095cm" svg:x="1.82cm" svg:y="0.467cm" svg:viewBox="0 0 119 96" svg:d="M44 59c0-4 3-11 3-15 1-2 2-6 3-9 0-4 8-15 15-21 7-4 13-7 20-7 4 0 13 0 21 4-10 3-6 8-10 12 0 3 2 9 10 9 6 0 13-6 13-14 0-16-23-18-33-18-4 0-19 0-33 17-3-11-16-17-25-17-8 0-14 4-20 12-4 8-8 19-8 20 0 4 4 4 5 4 3 0 3-1 5-6 3-13 8-23 16-23s9 7 9 12c0 3-3 11-4 16-1 6-3 14-5 19-1 6-3 13-4 19-2 5-4 14-4 16 0 4 5 7 8 7 4 0 8-3 10-6 0-1 2-9 4-12 1-6 3-13 4-19z"><text:p/></draw:path><draw:path draw:style-name="gr61" draw:text-style-name="P45" svg:width="0.073cm" svg:height="0.141cm" svg:x="1.969cm" svg:y="0.42cm" svg:viewBox="0 0 74 142" svg:d="M65 8c0-4-4-8-10-8s-13 6-13 12 5 10 10 10c7 0 13-6 13-14zM74 110c0-4-3-4-4-4-4 0-4 2-5 5-4 12-13 24-23 24-5 0-7-3-7-8s1-6 3-11c2-4 3-8 4-11 1-2 10-21 12-28 2-5 4-8 4-11 0-11-10-19-23-19-23 0-35 27-35 33 0 3 4 3 5 3 3 0 3-2 5-5 4-15 14-24 24-24 3 0 6 2 6 8 0 1 0 4-2 7-1 4-10 27-13 34-2 3-2 3-5 11-1 3-2 6-2 9 0 11 10 19 23 19 21 0 33-27 33-32z"><text:p/></draw:path><draw:path draw:style-name="gr62" draw:text-style-name="P45" svg:width="0.102cm" svg:height="0.095cm" svg:x="2.085cm" svg:y="0.467cm" svg:viewBox="0 0 103 96" svg:d="M86 12c-4 1-10 6-10 13 0 5 4 8 9 8s13-3 13-14c0-15-20-19-32-19-35 0-66 30-66 57 0 18 13 39 46 39 3 0 20 0 34-6 15-5 23-15 23-17s-3-5-5-5c-1 0-1 0-4 4-10 11-28 17-48 17-18 0-27-10-27-26 0-20 15-56 47-56 2 0 13 0 20 5z"><text:p/></draw:path><draw:path draw:style-name="gr63" draw:text-style-name="P45" svg:width="0.12cm" svg:height="0.095cm" svg:x="2.222cm" svg:y="0.467cm" svg:viewBox="0 0 121 96" svg:d="M100 25c1-5 2-12 2-13 0-4-2-7-7-7-4 0-10 2-11 8-4-6-12-13-25-13-30 0-59 29-59 59 0 21 16 37 36 37 18 0 31-12 34-15 3 10 15 15 25 15 8 0 14-5 18-12 6-9 8-19 8-21 0-3-2-2-3-3-5 0-5 1-6 5-4 15-9 24-16 24-6 0-8-5-8-11 0-4 1-12 2-18 4-12 6-23 10-35zM71 66c-1 2-1 3-5 7-7 8-18 16-29 16-7 0-19-5-19-22 0-10 6-32 13-43 9-11 19-17 28-17s18 6 21 19c-3 13-6 27-9 40z"><text:p/></draw:path></draw:g></draw:g></text:span></text:p>
      <text:p text:style-name="P28"><text:span text:style-name="T15"><draw:g text:anchor-type="as-char" svg:y="-0.624cm" draw:z-index="2" draw:style-name="gr1"><svg:title>TexMaths</svg:title><svg:desc>12§display§\dot{m}_{teorica} = \frac{A_b \sqrt{2 \rho \Delta P}}{\sqrt{1 - \beta ^4}}§svg§600§FALSE§</svg:desc><draw:g draw:style-name="gr2"><draw:path draw:style-name="gr18" draw:text-style-name="P44" svg:width="3.977cm" svg:height="1.047cm" svg:x="0.01cm" svg:y="0.021cm" svg:viewBox="0 0 3978 1048" svg:d="M0 0c1326 0 2652 0 3978 0 0 349 0 699 0 1048-1326 0-2652 0-3978 0 0-349 0-699 0-1048z"><text:p/></draw:path><draw:path draw:style-name="gr19" draw:text-style-name="P45" svg:width="0.045cm" svg:height="0.043cm" svg:x="0.151cm" svg:y="0.335cm" svg:viewBox="0 0 46 44" svg:d="M46 22c0-11-10-22-23-22-15 0-23 12-23 22 0 12 10 22 23 22 14 0 23-12 23-22z"><text:p/></draw:path><draw:path draw:style-name="gr20" draw:text-style-name="P45" svg:width="0.345cm" svg:height="0.19cm" svg:x="0.001cm" svg:y="0.43cm" svg:viewBox="0 0 346 191" svg:d="M25 162c-1 6-3 16-3 18 0 7 6 11 12 11 4 0 12-3 15-12 3-10 6-21 9-30 2-13 6-25 8-39 2-9 6-19 7-28 3-8 6-20 6-21 6-13 29-51 69-51 19 0 22 15 22 30 0 9-2 21-6 34-3 16-8 33-12 48-2 11-6 22-8 33-1 8-6 23-6 25 0 7 6 11 13 11 13 0 15-10 18-24 5-23 22-85 27-101 1-6 22-56 68-56 19 0 23 14 23 30 0 24-17 72-25 93-4 11-6 16-6 24 0 19 14 34 34 34 40 0 56-61 56-65s-4-4-5-4c-5 0-5 2-7 8-6 22-20 52-42 52-8 0-11-4-11-14 0-11 3-20 8-30 7-22 25-68 25-92 0-28-16-46-48-46s-54 19-69 41c0-5-1-19-13-30-11-9-24-11-35-11-37 0-59 28-66 37-1-24-19-37-39-37-19 0-27 17-31 24-7 16-13 40-13 41 0 5 4 3 5 5 5 0 5 0 7-10 7-30 16-50 31-50 7 0 13 3 13 19 0 9-1 13-7 36-8 32-15 65-24 97z"><text:p/></draw:path><draw:path draw:style-name="gr21" draw:text-style-name="P45" svg:width="0.099cm" svg:height="0.186cm" svg:x="0.372cm" svg:y="0.496cm" svg:viewBox="0 0 100 187" svg:d="M60 67c10 0 20 0 30 0 6 0 10 0 10-6 0-5-4-5-9-5-9 0-19 0-29 0 4-14 8-28 11-43 1-1 1-3 1-5 0-4-3-8-9-8-7 0-12 5-15 12-2 7 3-7-10 44-10 0-21 0-30 0-6 0-10 0-10 8 0 3 4 3 8 3 10 0 20 0 29 0-6 23-12 47-18 70-1 7-5 18-5 21 0 18 16 29 33 29 32 0 50-42 50-45 0-4-2-3-3-4-4 0-5 0-8 5-8 19-22 36-39 36-6 0-10-5-10-15 0-3 1-9 1-12 8-28 15-56 22-85z"><text:p/></draw:path><draw:path draw:style-name="gr22" draw:text-style-name="P45" svg:width="0.125cm" svg:height="0.132cm" svg:x="0.506cm" svg:y="0.55cm" svg:viewBox="0 0 126 133" svg:d="M47 62c8 0 31 0 47-6 21-7 26-21 26-31 0-15-17-25-37-25-35 0-83 26-83 77 0 30 19 56 53 56 50 0 73-30 73-33s-2-5-5-5c-1 0-2 0-5 2-22 28-57 28-62 28-18 0-30-12-30-36 0-4 0-10 4-27 6 0 13 0 19 0zM30 54c12-42 46-46 53-46 13 0 24 6 24 17 0 29-49 29-63 29-4 0-9 0-14 0z"><text:p/></draw:path><draw:path draw:style-name="gr23" draw:text-style-name="P45" svg:width="0.138cm" svg:height="0.132cm" svg:x="0.665cm" svg:y="0.55cm" svg:viewBox="0 0 139 133" svg:d="M139 52c0-34-25-52-54-52-43 0-85 41-85 82 0 28 22 51 54 51 42 0 85-39 85-81zM54 125c-14 0-29-10-29-34 0-12 5-41 17-57 12-18 30-26 43-26 16 0 29 11 29 33 0 7-4 36-16 56-12 18-30 28-44 28z"><text:p/></draw:path><draw:path draw:style-name="gr24" draw:text-style-name="P45" svg:width="0.137cm" svg:height="0.132cm" svg:x="0.827cm" svg:y="0.55cm" svg:viewBox="0 0 138 133" svg:d="M55 70c1-2 7-28 9-29 0-3 8-18 18-24 3-3 12-9 24-9 3 0 10 0 16 4-9 2-13 11-13 17s5 11 12 11c6 0 17-6 17-18 0-16-17-22-32-22s-28 6-41 20c-6-18-24-20-31-20-11 0-18 6-23 14-6 12-11 29-11 30 0 5 4 4 5 5 5 0 5-1 7-9 4-18 10-32 22-32 7 0 9 6 9 15 0 5-2 15-5 24-2 8-4 20-7 26-2 13-6 25-8 39-1 3-4 10-4 12 0 6 6 9 11 9 4 0 10-3 12-9 1-2 4-15 6-22 2-11 5-22 7-32z"><text:p/></draw:path><draw:path draw:style-name="gr25" draw:text-style-name="P45" svg:width="0.089cm" svg:height="0.198cm" svg:x="0.992cm" svg:y="0.484cm" svg:viewBox="0 0 90 199" svg:d="M82 12c0-5-4-12-12-12s-16 8-16 17c0 5 4 11 12 11s16-9 16-16zM22 161c-2 5-3 7-3 13 0 13 12 25 28 25 30 0 43-41 43-45s-4-3-5-4c-5 0-5 1-6 5-7 24-19 36-31 36-6 0-7-5-7-11 0-7 2-12 5-19 2-7 6-16 9-23s13-35 15-38c0-3 1-6 1-9 0-14-12-25-28-25-30 0-43 40-43 44 0 5 4 4 5 5 5 0 5-2 6-5 7-26 20-36 31-36 5 0 7 3 7 10s-1 12-8 30c-6 16-13 31-19 47z"><text:p/></draw:path><draw:path draw:style-name="gr26" draw:text-style-name="P45" svg:width="0.127cm" svg:height="0.132cm" svg:x="1.116cm" svg:y="0.55cm" svg:viewBox="0 0 128 133" svg:d="M112 17c-11 1-16 9-16 17 0 7 6 10 12 10s17-4 17-19c0-20-23-25-40-25-44 0-85 41-85 82 0 25 18 51 55 51 49 0 73-30 73-33s-2-5-4-5c-3 0-3 0-5 2-24 28-58 28-64 28-20 0-30-15-30-34 0-8 4-39 19-60 11-14 27-23 41-23 5 0 19 0 27 9z"><text:p/></draw:path><draw:path draw:style-name="gr27" draw:text-style-name="P45" svg:width="0.149cm" svg:height="0.132cm" svg:x="1.267cm" svg:y="0.55cm" svg:viewBox="0 0 150 133" svg:d="M106 17c-6-10-16-17-30-17-38 0-76 41-76 84 0 29 19 49 44 49 16 0 30-9 42-21 5 18 23 21 30 21 11 0 18-7 23-15 7-12 11-29 11-30 0-4-4-4-5-4-3 0-5 1-6 8-3 15-9 33-21 33-9 0-10-7-10-15 0-6 2-15 4-24 2-7 4-19 7-26 2-7 3-16 6-23 1-7 5-20 5-23 0-6-5-9-10-9-6 0-12 3-14 12zM88 92c-3 9-10 15-16 21-2 2-14 12-28 12-10 0-21-9-21-29 0-16 9-48 15-60 15-24 29-28 38-28 20 0 26 22 26 26 0 1-1 2-1 3-5 18-9 37-13 55z"><text:p/></draw:path><draw:path draw:style-name="gr28" draw:text-style-name="P45" svg:width="0.279cm" svg:height="0.097cm" svg:x="1.593cm" svg:y="0.464cm" svg:viewBox="0 0 280 98" svg:d="M265 17c7 0 15 0 15-9 0-8-8-8-14-8-84 0-169 0-253 0-6 0-13 0-13 8 0 9 7 9 14 9 84 0 167 0 251 0zM266 98c6 0 14 0 14-8s-8-8-15-8c-84 0-167 0-251 0-7 0-14 0-14 8s7 8 13 8c84 0 169 0 253 0z"><text:p/></draw:path><draw:path draw:style-name="gr29" draw:text-style-name="P45" svg:width="0.288cm" svg:height="0.3cm" svg:x="2.078cm" svg:y="0.032cm" svg:viewBox="0 0 289 301" svg:d="M61 253c-17 28-33 34-51 35-5 1-10 1-10 8 0 3 2 5 6 5 11 0 24-1 36-1 14 0 29 1 42 1 2 0 8 0 8-8 0-4-3-5-7-5-9-1-19-4-19-14 0-5 2-10 6-16 11-18 22-36 32-54 35 0 71 0 106 0 0 8 6 66 6 71 0 12-22 13-30 13-6 0-10 0-10 8 0 5 5 5 6 5 17 0 35-1 52-1 11 0 37 1 48 1 2 0 7 0 7-8 0-5-3-5-9-5-26 0-26-2-27-14-8-89-18-177-26-264-1-9-1-10-9-10-6 0-8 2-10 7-50 82-98 165-147 246zM112 191c27-47 55-93 82-139 5 46 10 92 15 139-33 0-65 0-97 0z"><text:p/></draw:path><draw:path draw:style-name="gr30" draw:text-style-name="P45" svg:width="0.118cm" svg:height="0.207cm" svg:x="2.4cm" svg:y="0.191cm" svg:viewBox="0 0 119 208" svg:d="M59 10c0-2 1-4 1-5 0-3-1-5-5-5-6 0-31 2-38 4-3 0-6 0-6 6 0 4 3 4 7 4 14 0 14 2 14 4s-3 14-4 22c-3 8-5 18-8 26-2 11-18 74-19 79-1 6-1 11-1 15 0 28 19 48 43 48 37 0 76-40 76-84 0-34-23-50-43-50-16 0-29 9-38 17 8-27 14-54 21-81zM43 199c-14 0-23-12-23-30 0-11 4-20 11-54 3-6 3-6 9-13 10-12 24-19 34-19 11 0 22 8 22 29 0 12-7 42-16 58-7 15-21 29-37 29z"><text:p/></draw:path><draw:path draw:style-name="gr31" draw:text-style-name="P45" svg:width="0.328cm" svg:height="0.42cm" svg:x="2.58cm" svg:y="0cm" svg:viewBox="0 0 329 421" svg:d="M133 377c-24-56-49-109-73-163-4-8-6-8-7-8-3 2-3 0-7 4-14 10-27 19-40 30-6 5-6 6-6 7s1 5 5 5c2 0 9-6 14-10 3-2 9-7 13-10 28 60 56 121 83 182 4 7 6 7 10 7 6 0 7-2 9-8 64-132 129-264 192-396 3-6 3-7 3-9 0-3-3-8-9-8-2 0-6 2-9 8-59 123-119 245-178 369z"><text:p/></draw:path><draw:path draw:style-name="gr32" draw:text-style-name="P45" svg:width="1.108cm" svg:height="0.016cm" svg:x="2.902cm" svg:y="0cm" svg:viewBox="0 0 1109 17" svg:d="M0 0c370 0 739 0 1109 0 0 6 0 11 0 17-370 0-739 0-1109 0 0-6 0-11 0-17z"><text:p/></draw:path><draw:path draw:style-name="gr33" draw:text-style-name="P45" svg:width="0.167cm" svg:height="0.28cm" svg:x="2.922cm" svg:y="0.051cm" svg:viewBox="0 0 168 281" svg:d="M32 248c15-14 30-28 45-43 66-59 91-81 91-123 0-48-37-82-89-82-48 0-79 40-79 77 0 23 22 23 23 23 7 0 21-5 21-22 0-11-7-22-22-22-3 0-4 0-5 0 9-27 32-43 56-43 39 0 57 35 57 69 0 33-21 67-45 93-26 30-54 60-80 90-5 5-5 6-5 16 52 0 104 0 156 0 4-25 8-49 12-73-4 0-6 0-10 0-2 13-6 31-9 37-4 3-31 3-41 3-25 0-50 0-76 0z"><text:p/></draw:path><draw:path draw:style-name="gr34" draw:text-style-name="P45" svg:width="0.198cm" svg:height="0.276cm" svg:x="3.125cm" svg:y="0.146cm" svg:viewBox="0 0 199 277" svg:d="M1 259c-1 5-1 4-1 6 0 7 5 12 12 12 8 0 13-7 14-9 3-4 16-60 27-106 8 17 23 29 42 29 49 0 104-60 104-123 0-44-29-68-59-68-40 0-85 42-98 94-13 55-28 110-41 165zM95 181c-30 0-36-33-36-37 0-1 1-10 2-16 12-46 17-62 25-79 20-31 40-39 53-39 16 0 29 12 29 40 0 23-12 71-23 92-14 26-35 39-50 39z"><text:p/></draw:path><draw:path draw:style-name="gr35" draw:text-style-name="P45" svg:width="0.311cm" svg:height="0.3cm" svg:x="3.349cm" svg:y="0.032cm" svg:viewBox="0 0 312 301" svg:d="M167 7c-3-5-4-7-11-7s-8 2-11 7c-48 95-95 190-143 286-2 3-1 2-2 5 0 3 2 3 10 3 97 0 195 0 292 0 8 0 10 0 10-3-1-3 0-2-2-5-48-96-95-191-143-286zM143 42c37 76 75 151 113 227-76 0-152 0-227 0 38-76 75-151 114-227z"><text:p/></draw:path><draw:path draw:style-name="gr36" draw:text-style-name="P45" svg:width="0.3cm" svg:height="0.287cm" svg:x="3.698cm" svg:y="0.044cm" svg:viewBox="0 0 301 288" svg:d="M110 155c24 0 48 0 72 0 60 0 119-43 119-91 0-33-29-64-84-64-45 0-90 0-135 0-9 0-14 0-14 8 0 5 4 5 12 5 6 0 14 1 18 1 8 2 10 3 10 8 0 1 0 2-1 7-19 75-37 151-57 227-4 15-6 19-38 19-7 0-12 0-12 8 0 5 5 5 6 5 12 0 42-1 54-1 8 0 18 0 26 0 10 0 20 1 28 1 2 0 8 0 8-8 0-5-3-5-12-5-15 0-27 0-27-7 0-3 1-5 1-8 8-36 18-70 26-105zM140 30c5-16 5-17 23-17 13 0 28 0 41 0 35 0 58 12 58 41 0 17-9 53-26 67-20 19-46 23-64 23-20 0-40 0-59 0 9-38 18-76 27-114z"><text:p/></draw:path><draw:path draw:style-name="gr37" draw:text-style-name="P45" svg:width="1.946cm" svg:height="0.016cm" svg:x="2.064cm" svg:y="0.503cm" svg:viewBox="0 0 1947 17" svg:d="M0 0c649 0 1297 0 1947 0 0 6 0 11 0 17-650 0-1298 0-1947 0 0-6 0-11 0-17z"><text:p/></draw:path><draw:path draw:style-name="gr38" draw:text-style-name="P45" svg:width="0.383cm" svg:height="0.504cm" svg:x="2.285cm" svg:y="0.586cm" svg:viewBox="0 0 384 505" svg:d="M132 505c13 0 14 0 18-8 77-161 154-321 230-481 4-5 4-6 4-8 0-4-4-8-8-8-6 0-8 4-10 8-72 152-145 303-217 454-30-71-60-141-90-210-19 14-40 30-59 46 2 2 4 4 6 7 10-9 20-16 30-23 32 74 64 149 96 223z"><text:p/></draw:path><draw:path draw:style-name="gr39" draw:text-style-name="P45" svg:width="1.175cm" svg:height="0.016cm" svg:x="2.66cm" svg:y="0.586cm" svg:viewBox="0 0 1176 17" svg:d="M0 0c392 0 784 0 1176 0 0 6 0 11 0 17-392 0-784 0-1176 0 0-6 0-11 0-17z"><text:p/></draw:path><draw:path draw:style-name="gr40" draw:text-style-name="P45" svg:width="0.138cm" svg:height="0.28cm" svg:x="2.697cm" svg:y="0.692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41" draw:text-style-name="P45" svg:width="0.256cm" svg:height="0.016cm" svg:x="3cm" svg:y="0.859cm" svg:viewBox="0 0 257 17" svg:d="M242 17c8 0 15 0 15-9 0-8-7-8-15-8-75 0-152 0-228 0-7 0-14 0-14 8 0 9 7 9 14 9 76 0 153 0 228 0z"><text:p/></draw:path><draw:path draw:style-name="gr42" draw:text-style-name="P45" svg:width="0.229cm" svg:height="0.378cm" svg:x="3.398cm" svg:y="0.676cm" svg:viewBox="0 0 230 379" svg:d="M230 58c0-32-22-58-57-58-24 0-36 7-51 18-24 17-46 58-55 90-23 89-44 178-67 267 0 2 2 4 6 4 2 0 4-1 5-2 9-40 19-78 29-117 8 26 26 41 57 41 30 0 63-14 82-32 20-19 33-47 33-78 0-30-15-52-31-63 25-14 49-39 49-70zM155 128c-6 2-11 3-21 3-6 0-14 0-19-1 1-5 17-4 22-4 8 0 12 0 18 2zM206 48c0 30-15 60-37 73-12-5-20-5-32-5-10 0-34-1-34 14 0 12 22 10 30 10 16 0 22-1 35-6 16 16 18 29 18 48 1 24-10 56-22 72-15 23-44 39-68 39-32 0-48-25-48-55 0-4 0-10 2-18 9-36 18-71 27-107s39-103 91-103c24 0 38 13 38 38z"><text:p/></draw:path><draw:path draw:style-name="gr43" draw:text-style-name="P45" svg:width="0.143cm" svg:height="0.198cm" svg:x="3.659cm" svg:y="0.653cm" svg:viewBox="0 0 144 199" svg:d="M144 150c0-4 0-7 0-11-11 0-22 0-32 0 0-43 0-87 0-131 0-6 0-8-8-8-2 0-3 0-7 4-32 45-65 90-97 135 0 4 0 7 0 11 29 0 58 0 86 0 0 8 0 16 0 24 0 11 0 14-24 14-2 0-6 0-8 0 0 4 0 8 0 11 16-1 34-1 44-1 11 0 30 0 45 1 0-3 0-7 0-11-3 0-5 0-7 0-24 0-24-3-24-14 0-8 0-16 0-24 10 0 21 0 32 0zM89 32c0 36 0 71 0 107-27 0-52 0-78 0 26-36 51-71 78-107z"><text:p/></draw:path></draw:g></draw:g></text:span><text:span text:style-name="T15">,</text:span><text:span text:style-name="T15"> </text:span><text:span text:style-name="T15"><draw:g text:anchor-type="as-char" svg:y="-0.596cm" draw:z-index="3" draw:style-name="gr1"><svg:title>TexMaths</svg:title><svg:desc>12§display§\beta = \frac{D_b}{D_a}§svg§600§FALSE§</svg:desc><draw:g draw:style-name="gr2"><draw:path draw:style-name="gr10" draw:text-style-name="P44" svg:width="1.384cm" svg:height="0.885cm" svg:x="0.009cm" svg:y="0.021cm" svg:viewBox="0 0 1385 886" svg:d="M693 886c-231 0-462 0-693 0 0-295 0-591 0-886 461 0 923 0 1385 0 0 295 0 591 0 886-231 0-462 0-692 0z"><text:p/></draw:path><draw:path draw:style-name="gr11" draw:text-style-name="P45" svg:width="0.229cm" svg:height="0.378cm" svg:x="0.001cm" svg:y="0.276cm" svg:viewBox="0 0 230 379" svg:d="M230 58c0-32-23-58-58-58-24 0-36 6-50 18-23 17-47 58-54 89-22 89-45 179-68 268-1 2 2 4 5 4 4 0 5-1 5-2 11-38 20-78 30-117 7 26 28 41 58 41 31 0 62-14 80-33 20-20 34-46 34-77 0-30-16-53-30-63 24-14 48-40 48-70zM154 127c-6 3-10 4-20 4-6 0-15 0-18-3 0-3 15-3 20-3 8 0 12 0 18 2zM207 48c0 29-17 60-39 73-12-5-20-6-32-6-10 0-32 0-32 15-2 10 21 9 28 9 16 0 22 0 35-5 16 15 18 28 18 47 1 25-8 57-20 73-17 23-45 38-69 38-32 0-49-24-49-54 0-4 0-11 3-18 9-36 19-71 27-107 9-36 40-103 90-103 24 0 40 13 40 38z"><text:p/></draw:path><draw:path draw:style-name="gr12" draw:text-style-name="P45" svg:width="0.279cm" svg:height="0.097cm" svg:x="0.39cm" svg:y="0.419cm" svg:viewBox="0 0 280 98" svg:d="M265 17c8 0 15 0 15-9 0-8-7-8-13-8-84 0-170 0-254 0-6 0-13 0-13 8 0 9 7 9 14 9 84 0 167 0 251 0zM267 98c6 0 13 0 13-8s-7-8-15-8c-84 0-167 0-251 0-7 0-14 0-14 8s7 8 13 8c84 0 170 0 254 0z"><text:p/></draw:path><draw:path draw:style-name="gr13" draw:text-style-name="P45" svg:width="0.322cm" svg:height="0.287cm" svg:x="0.896cm" svg:y="0cm" svg:viewBox="0 0 323 288" svg:d="M50 256c-3 15-4 19-38 19-7 0-12 0-12 8 0 5 5 5 12 5 47 0 94 0 141 0 87 0 170-89 170-181 0-59-36-107-100-107-46 0-95 0-141 0-8 0-12 0-12 8 0 5 3 5 12 5 4 0 13 0 18 1 7 2 9 3 9 6s-1 4-2 9c-19 75-37 151-57 227zM142 29c3-15 5-16 23-16 15 0 30 0 45 0 41 0 76 23 76 78 0 21-9 90-45 137-12 16-45 47-97 47-16 0-31 0-47 0-6 0-7 0-9 0-5 0-6-1-6-5 0-1 0-1 2-10 19-76 38-154 58-231z"><text:p/></draw:path><draw:path draw:style-name="gr14" draw:text-style-name="P45" svg:width="0.119cm" svg:height="0.207cm" svg:x="1.247cm" svg:y="0.146cm" svg:viewBox="0 0 120 208" svg:d="M59 10c0-2 1-4 1-5 0-3-1-5-5-5-6 0-30 2-37 4-2 0-7 0-7 6 0 4 5 4 8 4 15 0 15 2 15 4s-4 14-5 22c-3 8-5 18-7 26-3 11-20 74-20 79-2 7-2 11-2 15 0 30 19 48 44 48 36 0 76-40 76-84 0-34-24-50-44-50-16 0-28 9-38 17 8-27 14-54 21-81zM44 199c-14 0-22-12-22-30 0-11 2-20 10-54 3-6 3-6 8-13 12-12 25-19 34-19 12 0 22 8 22 29 0 12-6 42-14 60-8 14-23 27-38 27z"><text:p/></draw:path><draw:path draw:style-name="gr15" draw:text-style-name="P45" svg:width="0.553cm" svg:height="0.016cm" svg:x="0.862cm" svg:y="0.46cm" svg:viewBox="0 0 554 17" svg:d="M276 17c-92 0-184 0-276 0 0-6 0-11 0-17 185 0 369 0 554 0 0 6 0 11 0 17-93 0-185 0-278 0z"><text:p/></draw:path><draw:path draw:style-name="gr16" draw:text-style-name="P45" svg:width="0.321cm" svg:height="0.287cm" svg:x="0.879cm" svg:y="0.575cm" svg:viewBox="0 0 322 288" svg:d="M50 254c-4 17-4 21-38 21-7 0-12 0-12 7 0 6 4 6 12 6 47 0 92 0 139 0 88 0 171-89 171-181 0-60-35-107-99-107-46 0-95 0-141 0-9 0-14 0-14 7 0 6 4 6 12 6 6 0 14 0 20 0 6 1 8 3 8 7 0 2 0 3-1 9-19 75-37 150-57 225zM142 29c3-15 5-16 23-16 14 0 30 0 44 0 42 0 77 22 77 78 0 21-9 89-45 136-12 15-45 48-97 48-16 0-32 0-48 0-6 0-6 0-10-1-3 0-4 0-4-4 0-1 0-2 2-10 19-76 38-154 58-231z"><text:p/></draw:path><draw:path draw:style-name="gr17" draw:text-style-name="P45" svg:width="0.149cm" svg:height="0.132cm" svg:x="1.229cm" svg:y="0.797cm" svg:viewBox="0 0 150 133" svg:d="M107 17c-7-10-17-17-31-17-38 0-76 42-76 84 0 29 19 49 44 49 16 0 30-9 42-20 6 17 23 20 30 20 11 0 19-7 25-15 6-12 9-29 9-30 0-4-3-4-5-4-3 0-3 1-6 10-3 13-9 31-21 31-8 0-10-7-10-15 0-4 2-15 5-24 1-7 5-19 6-26 2-7 3-14 6-22 1-8 5-21 5-24 0-6-5-8-10-8s-12 4-13 11zM88 94c-3 7-9 13-16 19-2 2-14 12-26 12-11 0-22-7-22-29 0-16 8-48 16-60 13-24 27-28 36-28 20 0 26 22 26 26 0 1 0 3-1 4-5 18-9 38-13 56z"><text:p/></draw:path></draw:g></draw:g></text:span></text:p>
      <text:p text:style-name="P29"><text:span text:style-name="T6"><text:tab/>Foi utilizado 998,57 kg/m</text:span><text:span text:style-name="T25">3 </text:span><text:span text:style-name="T28">para densidade da água a temperatura ambiente do dia 18°C. </text:span><text:span text:style-name="T29">A vazão utilizada foi a m</text:span><text:span text:style-name="T34">é</text:span><text:span text:style-name="T29">dia das vazões. </text:span><text:span text:style-name="T30">E para calculo da diferença de pressão foi utilizado:</text:span></text:p>
      <text:p text:style-name="P31"><text:span text:style-name="T30"><draw:g text:anchor-type="as-char" svg:y="-0.305cm" draw:z-index="4" draw:style-name="gr1"><svg:title>TexMaths</svg:title><svg:desc>12§display§\Delta P = \rho g h§svg§600§FALSE§</svg:desc><draw:g draw:style-name="gr2"><draw:path draw:style-name="gr3" draw:text-style-name="P44" svg:width="1.861cm" svg:height="0.347cm" svg:x="0.002cm" svg:y="0.022cm" svg:viewBox="0 0 1862 348" svg:d="M932 348c-310 0-621 0-932 0 0-116 0-231 0-348 620 0 1242 0 1862 0 0 117 0 232 0 348-309 0-620 0-930 0z"><text:p/></draw:path><draw:path draw:style-name="gr4" draw:text-style-name="P45" svg:width="0.31cm" svg:height="0.299cm" svg:x="0.001cm" svg:y="0.001cm" svg:viewBox="0 0 311 300" svg:d="M166 7c-3-5-4-7-11-7s-7 2-11 7c-48 95-95 190-143 285-1 3-1 3-1 5 0 3 2 3 8 3 98 0 196 0 293 0 7 0 10 0 10-3-1-2 0-2-3-5-48-95-94-190-142-285zM142 42c38 76 75 151 114 226-76 0-153 0-228 0 38-75 75-150 114-226z"><text:p/></draw:path><draw:path draw:style-name="gr5" draw:text-style-name="P45" svg:width="0.3cm" svg:height="0.285cm" svg:x="0.349cm" svg:y="0.015cm" svg:viewBox="0 0 301 286" svg:d="M110 154c24 0 48 0 72 0 60 0 119-43 119-90 0-33-29-64-84-64-45 0-90 0-135 0-9 0-14 0-14 7 0 6 4 6 12 6 6 0 14 0 18 0 8 1 10 3 10 7 0 2 0 3-1 9-19 74-37 150-57 224-4 16-6 20-38 20-7 0-12 0-12 8 0 5 5 5 6 5 12 0 42-1 54-1 8 0 18 0 26 0 10 0 20 1 28 1 4 0 8 0 8-9 0-4-3-4-12-4-15 0-27 0-27-8 0-2 1-4 2-7 9-35 17-69 25-104zM142 29c3-15 3-16 22-16 14 0 27 0 40 0 35 0 58 11 58 40 0 17-9 53-26 68-20 18-45 22-64 22-20 0-40 0-59 0 9-39 19-76 29-114z"><text:p/></draw:path><draw:path draw:style-name="gr6" draw:text-style-name="P45" svg:width="0.28cm" svg:height="0.099cm" svg:x="0.801cm" svg:y="0.147cm" svg:viewBox="0 0 281 100" svg:d="M266 18c6 0 15 0 15-8 0-10-9-10-15-10-84 0-168 0-252 0-6 0-14 0-14 10 0 8 8 8 14 8 84 0 168 0 252 0zM266 100c6 0 15-2 15-10 0-10-9-8-15-8-84 0-168 0-252 0-6 0-14-2-14 8 0 8 8 10 14 10 84 0 168 0 252 0z"><text:p/></draw:path><draw:path draw:style-name="gr7" draw:text-style-name="P45" svg:width="0.198cm" svg:height="0.275cm" svg:x="1.234cm" svg:y="0.116cm" svg:viewBox="0 0 199 276" svg:d="M1 258c-1 5-1 5-1 6 0 7 5 12 12 12 8 0 13-7 14-9 3-4 16-59 27-105 9 18 23 29 42 29 49 0 104-59 104-123 0-44-29-68-59-68-40 0-85 42-98 94-13 55-28 110-41 164zM95 181c-30 0-36-33-36-37 0-1 1-9 3-15 11-47 16-63 26-80 18-30 38-39 51-39 16 0 29 12 29 40 0 24-12 71-23 92-14 26-35 39-50 39z"><text:p/></draw:path><draw:path draw:style-name="gr8" draw:text-style-name="P45" svg:width="0.192cm" svg:height="0.27cm" svg:x="1.446cm" svg:y="0.116cm" svg:viewBox="0 0 193 271" svg:d="M192 28c1-3 1-5 1-8 0-7-5-12-12-12-3 0-15 4-17 18-8-15-22-26-39-26-48 0-100 59-100 120 0 41 25 66 55 66 26 0 45-19 50-24-9 37-9 36-14 54-2 5-16 46-61 46-7 0-21 0-33-4 13-3 18-15 18-21 0-8-5-16-17-16-10 0-23 8-23 25s16 25 56 25c53 0 83-32 89-57 16-61 31-124 47-186zM138 132c-2 11-13 22-22 30-9 7-21 15-34 15-21 0-28-22-28-39 0-20 13-70 24-91 12-21 30-37 47-37 29 0 35 33 35 36 0 2-2 4-2 6-7 26-13 52-20 80z"><text:p/></draw:path><draw:path draw:style-name="gr9" draw:text-style-name="P45" svg:width="0.207cm" svg:height="0.294cm" svg:x="1.678cm" svg:y="0.011cm" svg:viewBox="0 0 208 295" svg:d="M98 5c0-1 0-5-6-5-9 0-39 4-51 4-3 1-7 1-7 8 0 6 3 6 9 6 21 0 22 2 22 7 0 3-1 6-1 9-21 80-41 161-62 240-2 6-2 7-2 9 0 10 8 12 13 12 6 0 13-4 16-10 2-11 5-22 7-33 4-12 6-24 10-37 2-8 4-18 7-28 1-2 3-15 5-19 1-3 14-26 28-38 9-6 22-15 40-15s23 15 23 29c0 23-16 69-25 94-4 9-6 14-6 23 0 20 14 34 34 34 40 0 56-61 56-64 0-5-4-5-5-5-5 0-5 2-7 8-6 22-20 52-44 52-6 0-9-4-9-13 0-11 3-21 7-30 7-18 26-68 26-92 0-27-16-45-49-45-26 0-47 13-62 32 11-44 23-89 33-133z"><text:p/></draw:path></draw:g></draw:g></text:span></text:p>
      <text:p text:style-name="P30"><text:span text:style-name="T30"><text:tab/></text:span><text:span text:style-name="T31">Com a densidade do mercúrio de 13545 </text:span><text:span text:style-name="T28">kg/m</text:span><text:span text:style-name="T25">3 <text:s/></text:span><text:span text:style-name="T32">e gravidade </text:span><text:span text:style-name="T33">local de 9,78 m/s</text:span><text:span text:style-name="T26">2.</text:span></text:p>
      <text:p text:style-name="P18"><text:span text:style-name="T6"/></text:p>
      <text:p text:style-name="P4"/>
      <text:list xml:id="list174719475744692" text:continue-numbering="true" text:style-name="WWNum1">
        <text:list-item>
          <text:p text:style-name="P9"><text:soft-page-break/>Resultados</text:p>
        </text:list-item>
      </text:list>
      <text:p text:style-name="P10"/>
      <text:p text:style-name="P11">Para <text:span text:style-name="T38">Venturi:</text:span></text:p>
      <table:table table:name="Tabela1" table:style-name="Tabela1">
        <table:table-column table:style-name="Tabela1.A" table:number-columns-repeated="4"/>
        <table:table-row table:style-name="TableLine1449279061744">
          <table:table-cell table:style-name="Tabela1.A1" office:value-type="string">
            <text:p text:style-name="P36">Vazão <text:s/></text:p>
          </table:table-cell>
          <table:table-cell table:style-name="Tabela1.A1" office:value-type="string">
            <text:p text:style-name="P34">Vazão m<text:span text:style-name="T40">é</text:span>dia <text:span text:style-name="T40">real</text:span></text:p>
          </table:table-cell>
          <table:table-cell table:style-name="Tabela1.A1" office:value-type="string">
            <text:p text:style-name="P38">H<text:span text:style-name="T41">man </text:span><text:span text:style-name="T27"><text:s/>média</text:span></text:p>
          </table:table-cell>
          <table:table-cell table:style-name="Tabela1.D1" office:value-type="string">
            <text:p text:style-name="P42">C<text:span text:style-name="T41">d</text:span></text:p>
          </table:table-cell>
        </table:table-row>
        <table:table-row table:style-name="TableLine1449279061744">
          <table:table-cell table:style-name="Tabela1.A2" office:value-type="string">
            <text:p text:style-name="P36">1</text:p>
          </table:table-cell>
          <table:table-cell table:style-name="Tabela1.A2" office:value-type="string">
            <text:p text:style-name="P32">3,16 kg ∕ s </text:p>
          </table:table-cell>
          <table:table-cell table:style-name="Tabela1.A2" office:value-type="string">
            <text:p text:style-name="P40">16,4 cm</text:p>
          </table:table-cell>
          <table:table-cell table:style-name="Tabela1.D2" office:value-type="string">
            <text:p text:style-name="P32">0,94</text:p>
          </table:table-cell>
        </table:table-row>
        <table:table-row table:style-name="TableLine1449279061744">
          <table:table-cell table:style-name="Tabela1.A2" office:value-type="string">
            <text:p text:style-name="P36">2</text:p>
          </table:table-cell>
          <table:table-cell table:style-name="Tabela1.A2" office:value-type="string">
            <text:p text:style-name="P32">2,76 kg ∕ s</text:p>
          </table:table-cell>
          <table:table-cell table:style-name="Tabela1.A2" office:value-type="string">
            <text:p text:style-name="P40">11,5 cm</text:p>
          </table:table-cell>
          <table:table-cell table:style-name="Tabela1.D2" office:value-type="string">
            <text:p text:style-name="P32">0,98</text:p>
          </table:table-cell>
        </table:table-row>
        <table:table-row table:style-name="TableLine1449279061744">
          <table:table-cell table:style-name="Tabela1.A2" office:value-type="string">
            <text:p text:style-name="P36">3</text:p>
          </table:table-cell>
          <table:table-cell table:style-name="Tabela1.A2" office:value-type="string">
            <text:p text:style-name="P32">2,3<text:span text:style-name="T43">6</text:span> kg ∕ s</text:p>
          </table:table-cell>
          <table:table-cell table:style-name="Tabela1.A2" office:value-type="string">
            <text:p text:style-name="P40">8,5 cm</text:p>
          </table:table-cell>
          <table:table-cell table:style-name="Tabela1.D2" office:value-type="string">
            <text:p text:style-name="P32">0,9<text:span text:style-name="T46">8</text:span></text:p>
          </table:table-cell>
        </table:table-row>
      </table:table>
      <text:p text:style-name="P16"/>
      <text:p text:style-name="P22"><text:tab/>Como esperado o Venturi com seu formato que permite menor perda de carga, proporciona um valor próximo ao teórico. </text:p>
      <text:p text:style-name="P16"/>
      <text:p text:style-name="P12">P<text:span text:style-name="T39">laca de orifício:</text:span></text:p>
      <table:table table:name="Tabela2" table:style-name="Tabela2">
        <table:table-column table:style-name="Tabela2.A" table:number-columns-repeated="4"/>
        <table:table-row table:style-name="TableLine1449410997200">
          <table:table-cell table:style-name="Tabela2.A1" office:value-type="string">
            <text:p text:style-name="P37">Vazão <text:s/></text:p>
          </table:table-cell>
          <table:table-cell table:style-name="Tabela2.A1" office:value-type="string">
            <text:p text:style-name="P35">Vazão media <text:span text:style-name="T40">real</text:span></text:p>
          </table:table-cell>
          <table:table-cell table:style-name="Tabela2.A1" office:value-type="string">
            <text:p text:style-name="P39">H<text:span text:style-name="T41">man </text:span><text:span text:style-name="T27"><text:s/>média</text:span></text:p>
          </table:table-cell>
          <table:table-cell table:style-name="Tabela2.D1" office:value-type="string">
            <text:p text:style-name="P43">C<text:span text:style-name="T41">d</text:span></text:p>
          </table:table-cell>
        </table:table-row>
        <table:table-row table:style-name="TableLine1449410997200">
          <table:table-cell table:style-name="Tabela2.A2" office:value-type="string">
            <text:p text:style-name="P37">1</text:p>
          </table:table-cell>
          <table:table-cell table:style-name="Tabela2.A2" office:value-type="string">
            <text:p text:style-name="P33">1,32 kg ∕ s</text:p>
          </table:table-cell>
          <table:table-cell table:style-name="Tabela2.A2" office:value-type="string">
            <text:p text:style-name="P41">24 cm</text:p>
          </table:table-cell>
          <table:table-cell table:style-name="Tabela2.D2" office:value-type="string">
            <text:p text:style-name="P33">0,28</text:p>
          </table:table-cell>
        </table:table-row>
        <table:table-row table:style-name="TableLine1449410997200">
          <table:table-cell table:style-name="Tabela2.A2" office:value-type="string">
            <text:p text:style-name="P37">2</text:p>
          </table:table-cell>
          <table:table-cell table:style-name="Tabela2.A2" office:value-type="string">
            <text:p text:style-name="P33">1,0<text:span text:style-name="T44">7</text:span> kg ∕ s</text:p>
          </table:table-cell>
          <table:table-cell table:style-name="Tabela2.A2" office:value-type="string">
            <text:p text:style-name="P41">16 cm</text:p>
          </table:table-cell>
          <table:table-cell table:style-name="Tabela2.D2" office:value-type="string">
            <text:p text:style-name="P33">0,2<text:span text:style-name="T47">8</text:span></text:p>
          </table:table-cell>
        </table:table-row>
        <table:table-row table:style-name="TableLine1449410997200">
          <table:table-cell table:style-name="Tabela2.A2" office:value-type="string">
            <text:p text:style-name="P37">3</text:p>
          </table:table-cell>
          <table:table-cell table:style-name="Tabela2.A2" office:value-type="string">
            <text:p text:style-name="P33">0,7<text:span text:style-name="T45">7</text:span> kg ∕ s</text:p>
          </table:table-cell>
          <table:table-cell table:style-name="Tabela2.A2" office:value-type="string">
            <text:p text:style-name="P41">8 cm</text:p>
          </table:table-cell>
          <table:table-cell table:style-name="Tabela2.D2" office:value-type="string">
            <text:p text:style-name="P33">0,28</text:p>
          </table:table-cell>
        </table:table-row>
      </table:table>
      <text:p text:style-name="P17"/>
      <text:p text:style-name="P23">A placa de orifício proporcionou valores muito baixos, até menor que o esperado de em torno de 0,6 <text:span text:style-name="T48">para C</text:span><text:span text:style-name="T42">d</text:span>.<text:span text:style-name="T27"> </text:span><text:span text:style-name="T35">Isso pode ser devido a uma turbulência no sistema </text:span><text:span text:style-name="T36">ou um erro de medição ou erro de cálculo.</text:span></text:p>
      <text:p text:style-name="P17"/>
      <text:list xml:id="list174718805197449" text:continue-numbering="true" text:style-name="WWNum1">
        <text:list-item>
          <text:p text:style-name="P6">Conclusões</text:p>
        </text:list-item>
      </text:list>
      <text:p text:style-name="P15"><text:tab/><text:span text:style-name="T49">Como esperado o tubo de Venturi proporcionou um valor próximo ao teórico, e com os valores obtidos para a placa de orifício, ela acaba por ser não ideal para utilização, com uma perda de carga muito grande.</text:span></text:p>
      <text:p text:style-name="P4"/>
      <text:list xml:id="list174720884256825" text:continue-numbering="true" text:style-name="WWNum1">
        <text:list-item>
          <text:p text:style-name="P8">Referências Bibliográficas</text:p>
        </text:list-item>
      </text:list>
      <text:p text:style-name="P20">Engineering ToolBox, (2003). Water – Density, Specific Weight and Thermal Expansion Coefficients. [online] <text:span text:style-name="T37">disponível</text:span> <text:span text:style-name="T37">em</text:span>: https://www.engineeringtoolbox.com/water-density-specific-weight-d_595.html [<text:span text:style-name="T37">Acessado</text:span> <text:span text:style-name="T37">19</text:span>/<text:span text:style-name="T37">11/2022</text:span>].</text:p>
      <text:p text:style-name="P21"><text:soft-page-break/>Engineering ToolBox, (2005). Mercury - Thermodynamic Properties. [online] <text:s/><text:span text:style-name="T37">disponível</text:span> <text:span text:style-name="T37">em</text:span>: https://www.engineeringtoolbox.com/mercury-d_1002.html [<text:span text:style-name="T37">Acessado</text:span> <text:span text:style-name="T37">19</text:span>/<text:span text:style-name="T37">11/2022</text:span>].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bitstream vera sans" svg:font-family="'bitstream vera sans', sans-serif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liton</meta:initial-creator>
    <meta:editing-cycles>123</meta:editing-cycles>
    <meta:creation-date>2018-08-06T12:20:00</meta:creation-date>
    <dc:date>2022-11-19T17:47:14.442000000</dc:date>
    <dc:language>en-US</dc:language>
    <meta:editing-duration>PT7H33M59S</meta:editing-duration>
    <meta:generator>LibreOffice/7.3.4.2$Windows_X86_64 LibreOffice_project/728fec16bd5f605073805c3c9e7c4212a0120dc5</meta:generator>
    <dc:creator>Luiz Dembicki</dc:creator>
    <meta:document-statistic meta:table-count="2" meta:image-count="0" meta:object-count="0" meta:page-count="3" meta:paragraph-count="58" meta:word-count="442" meta:character-count="2701" meta:non-whitespace-character-count="2299"/>
    <meta:user-defined meta:name="AppVersion">16.0000</meta:user-defined>
    <meta:user-defined meta:name="ComplianceAssetId"/>
    <meta:user-defined meta:name="ContentTypeId">0x0101002CFA6F9064957B4DAABB4FB793F2BD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8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